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ecd882" draw:textarea-horizontal-align="justify" draw:textarea-vertical-align="top" draw:auto-grow-height="true" draw:auto-grow-width="false" fo:min-height="8.336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Default-notes">
      <style:graphic-properties draw:stroke="none" draw:fill="none" draw:fill-color="#00cc99" draw:auto-grow-height="true" fo:min-height="12cm" draw:shadow="hidden" draw:shadow-color="#969696"/>
    </style:style>
    <style:style style:name="pr3" style:family="presentation" style:parent-style-name="Default-title">
      <style:graphic-properties draw:auto-grow-height="true" fo:min-height="3.177cm"/>
    </style:style>
    <style:style style:name="pr4" style:family="presentation" style:parent-style-name="Default-outline1">
      <style:graphic-properties fo:min-height="11.181cm"/>
    </style:style>
    <style:style style:name="pr5" style:family="presentation" style:parent-style-name="Default-notes">
      <style:graphic-properties draw:fill-color="#ffffff" fo:min-height="11.749cm"/>
    </style:style>
    <style:style style:name="pr6" style:family="presentation" style:parent-style-name="Default-outline1" style:list-style-name="L4">
      <style:graphic-properties fo:min-height="11.181cm"/>
    </style:style>
    <style:style style:name="pr7" style:family="presentation" style:parent-style-name="Default-outline1" style:list-style-name="L4">
      <style:graphic-properties fo:min-height="11.181cm"/>
    </style:style>
    <style:style style:name="pr8" style:family="presentation" style:parent-style-name="Default-outline1" style:list-style-name="L6">
      <style:graphic-properties fo:min-height="11.181cm"/>
    </style:style>
    <style:style style:name="P1" style:family="paragraph">
      <style:paragraph-properties fo:margin-left="1.27cm" fo:margin-right="0cm" fo:margin-top="0cm" fo:margin-bottom="0cm" fo:text-indent="0cm"/>
    </style:style>
    <style:style style:name="P2" style:family="paragraph">
      <style:paragraph-properties fo:margin-left="1.27cm" fo:margin-right="0cm" fo:margin-top="0.246cm" fo:margin-bottom="0cm" fo:text-align="center" fo:text-indent="0cm"/>
    </style:style>
    <style:style style:name="P3" style:family="paragraph">
      <style:paragraph-properties text:enable-numbering="false" fo:margin-left="1.27cm" fo:margin-right="0cm" fo:margin-top="0cm" fo:margin-bottom="0cm" fo:text-indent="0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style:paragraph-properties fo:text-align="justify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fo:text-shadow="none" style:font-size-asian="24pt" style:font-size-complex="2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text-shadow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">
        <style:list-level-properties/>
        <style:text-properties fo:font-family="Wingdings" style:font-pitch="variable" style:font-charset="x-symbol" fo:color="#6f89f7" fo:font-size="5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952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40458c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6f89f7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40458c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6f89f7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925cm" svg:height="14.292cm" svg:x="1.975cm" svg:y="3.23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Tutorial: Monads for the </text:span></text:p>
            <text:p text:style-name="P2"><text:span text:style-name="T2">Working Lisp Programmer</text:span></text:p>
            <text:p text:style-name="P2"><text:span text:style-name="T3"/></text:p>
            <text:p text:style-name="P2"><text:span text:style-name="T3">Ravi Nanavati and Jeff Newbern</text:span></text:p>
            <text:p text:style-name="P2"><text:span text:style-name="T3">ILC 2009</text:span></text:p>
            <text:p text:style-name="P2"><text:span text:style-name="T4">March 22, 2009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layer="layout" svg:width="13.335cm" svg:height="10.002cm" svg:x="3.497cm" svg:y="2.006cm" draw:page-number="1"/>
          <draw:frame presentation:style-name="pr2" draw:text-style-name="P4" draw:layer="layout" svg:width="16.246cm" svg:height="12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utline</text:p>
          </draw:text-box>
        </draw:frame>
        <draw:frame presentation:style-name="pr4" draw:layer="layout" svg:width="21.59cm" svg:height="12.345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Tutorial Contents</text:p>
              </text:list-item>
            </text:list>
            <text:list text:style-name="L4">
              <text:list-item>
                <text:list>
                  <text:list-item>
                    <text:p>Monads in Haskell</text:p>
                  </text:list-item>
                  <text:list-item>
                    <text:p>Translating Monads to Lisp</text:p>
                  </text:list-item>
                  <text:list-item>
                    <text:p>Clojure Monad Library</text:p>
                  </text:list-item>
                  <text:list-item>
                    <text:p>Our Library Extensions</text:p>
                  </text:list-item>
                  <text:list-item>
                    <text:p>Interpreter Example<text:line-break/><text:line-break/>Please interact and ask questions!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5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text-style-name="P5" draw:layer="layout" svg:width="21.59cm" svg:height="11.181cm" svg:x="2.417cm" svg:y="4.895cm" presentation:class="outline" presentation:user-transformed="true">
          <draw:text-box>
            <text:list text:style-name="L3">
              <text:list-item>
                <text:p>We want this to be hands-on</text:p>
                <text:list>
                  <text:list-item>
                    <text:p>We have roughly 6 different exercises</text:p>
                  </text:list-item>
                  <text:list-item>
                    <text:p>Our goal is to leave you with some concrete ideas you can apply to future projects</text:p>
                  </text:list-item>
                </text:list>
              </text:list-item>
              <text:list-item>
                <text:p>Software requirements:</text:p>
                <text:list>
                  <text:list-item>
                    <text:p>PLT Scheme (or another Lisp if you're OK translating on the fly) [3 exercises]</text:p>
                  </text:list-item>
                  <text:list-item>
                    <text:p>Recent stable Clojure (20090320) and clojure-contrib releases [3 exercise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nline</text:p>
          </draw:text-box>
        </draw:frame>
        <draw:frame presentation:style-name="pr4" draw:text-style-name="P5" draw:layer="layout" svg:width="21.59cm" svg:height="12.099cm" svg:x="2.417cm" svg:y="4.895cm" presentation:class="outline" presentation:user-transformed="true">
          <draw:text-box>
            <text:list text:style-name="L3">
              <text:list-item>
                <text:p><text:a xlink:href="http://github.com/jnewber">http://github.com/jnewber</text:a>n/<text:line-break/>monad-tutorial/tree/new-master/</text:p>
                <text:list>
                  <text:list-item>
                    <text:p>exercises, solutions and slides subdirectories</text:p>
                  </text:list-item>
                  <text:list-item>
                    <text:p>there might be updates after today <text:line-break/>(time permitting, no promises)</text:p>
                  </text:list-item>
                  <text:list-item>
                    <text:p>most notably, compatibility tweaks for newer versions of Clojure</text:p>
                  </text:list-item>
                </text:list>
              </text:list-item>
              <text:list-item>
                <text:p>Contact us</text:p>
                <text:list>
                  <text:list-item>
                    <text:p>Ravi: <text:a xlink:href="mailto:ravi_n@alum.mit.edu">ravi_n@alum.mit.edu</text:a></text:p>
                  </text:list-item>
                  <text:list-item>
                    <text:p>Jeff: jnewbern@yahoo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6" draw:text-style-name="P8" draw:layer="layout" svg:width="21.59cm" svg:height="12.922cm" svg:x="2.417cm" svg:y="4.895cm" presentation:class="outline" presentation:user-transformed="true">
          <draw:text-box>
            <text:list text:style-name="L4">
              <text:list-item>
                <text:p><text:span text:style-name="T5">Monads in Haskell</text:span></text:p>
              </text:list-item>
              <text:list-item>
                <text:p text:style-name="P7"><text:span text:style-name="T6">Translating Monads to Lisp</text:span></text:p>
              </text:list-item>
            </text:list>
            <text:list text:style-name="L5">
              <text:list-item>
                <text:list>
                  <text:list-item>
                    <text:p><text:span text:style-name="T6">Exercise: Translating a monad</text:span></text:p>
                  </text:list-item>
                  <text:list-item>
                    <text:p><text:span text:style-name="T6">Exercise: Implementing custom monadic syntax</text:span></text:p>
                  </text:list-item>
                  <text:list-item>
                    <text:p><text:span text:style-name="T6">Exercise: Ambiguous parsing with a list monad </text:span></text:p>
                  </text:list-item>
                </text:list>
              </text:list-item>
            </text:list>
            <text:list text:style-name="L4">
              <text:list-item>
                <text:p><text:span text:style-name="T7">Clojure Monad Library</text:span></text:p>
              </text:list-item>
              <text:list-item>
                <text:p><text:span text:style-name="T7">Our Library Extensions</text:span></text:p>
              </text:list-item>
              <text:list-item>
                <text:p><text:span text:style-name="T7">Interpreter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7" draw:text-style-name="P9" draw:layer="layout" svg:width="21.59cm" svg:height="11.181cm" svg:x="2.417cm" svg:y="4.895cm" presentation:class="outline" presentation:user-transformed="true">
          <draw:text-box>
            <text:list text:style-name="L4">
              <text:list-item>
                <text:p><text:span text:style-name="T5">Monads in Haskell</text:span></text:p>
              </text:list-item>
              <text:list-item>
                <text:p text:style-name="P7"><text:span text:style-name="T8">Translating Monads to Lisp</text:span></text:p>
              </text:list-item>
              <text:list-item>
                <text:p><text:span text:style-name="T6">Clojure Monad Library</text:span></text:p>
              </text:list-item>
            </text:list>
            <text:list text:style-name="L5">
              <text:list-item>
                <text:list>
                  <text:list-item>
                    <text:p><text:span text:style-name="T6">Exercise: Implementing mapm</text:span></text:p>
                  </text:list-item>
                </text:list>
              </text:list-item>
            </text:list>
            <text:list text:style-name="L4">
              <text:list-item>
                <text:p><text:span text:style-name="T7">Our Library Extensions</text:span></text:p>
              </text:list-item>
              <text:list-item>
                <text:p><text:span text:style-name="T7">Interpreter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6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8" draw:text-style-name="P10" draw:layer="layout" svg:width="21.59cm" svg:height="11.181cm" svg:x="2.417cm" svg:y="4.895cm" presentation:class="outline" presentation:user-transformed="true">
          <draw:text-box>
            <text:list text:style-name="L6">
              <text:list-item>
                <text:p><text:span text:style-name="T9">Monads in Haskell</text:span></text:p>
              </text:list-item>
              <text:list-item>
                <text:p text:style-name="P7"><text:span text:style-name="T8">Translating Monads to Lisp </text:span></text:p>
              </text:list-item>
              <text:list-item>
                <text:p><text:span text:style-name="T8">Clojure Monad Library</text:span></text:p>
              </text:list-item>
              <text:list-item>
                <text:p><text:span text:style-name="T8">Our Library Extensions</text:span></text:p>
              </text:list-item>
              <text:list-item>
                <text:p><text:span text:style-name="T6">Interpreter Example</text:span></text:p>
              </text:list-item>
            </text:list>
            <text:list text:style-name="L7">
              <text:list-item>
                <text:list>
                  <text:list-item>
                    <text:p><text:span text:style-name="T6">Exercise: Order-of-effects</text:span></text:p>
                  </text:list-item>
                  <text:list-item>
                    <text:p><text:span text:style-name="T6">Exercise: Adding a new 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7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1T14:16:42</dc:date>
    <meta:editing-cycles>422</meta:editing-cycles>
    <meta:editing-duration>PT29H09M18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